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6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4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4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4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4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1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racc pap amount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7.24" calcext:value-type="float">
            <text:p>7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9:.C46])" office:value-type="float" office:value="911.08" calcext:value-type="float">
            <text:p>911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9.97" calcext:value-type="float">
            <text:p>9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float" office:value="51.95" calcext:value-type="float">
            <text:p>51.9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float" office:value="19.94" calcext:value-type="float">
            <text:p>19.94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float" office:value="103.23" calcext:value-type="float">
            <text:p>103.23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float" office:value="179.97" calcext:value-type="float">
            <text:p>17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float" office:value="336.11" calcext:value-type="float">
            <text:p>336.11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29.29" calcext:value-type="float">
            <text:p>29.29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322.5" calcext:value-type="float">
            <text:p>322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48:.C64])" office:value-type="float" office:value="1683.44" calcext:value-type="float">
            <text:p>1683.44</text:p>
          </table:table-cell>
          <table:table-cell table:number-columns-repeated="2"/>
          <table:table-cell table:formula="of:=SUM([.E48:.E64])" office:value-type="float" office:value="1220.96" calcext:value-type="float">
            <text:p>122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76])" office:value-type="float" office:value="4792.77" calcext:value-type="float">
            <text:p>4792.77</text:p>
          </table:table-cell>
          <table:table-cell/>
          <table:table-cell table:formula="of:=SUM([.E1:.E76])" office:value-type="float" office:value="2820.96" calcext:value-type="float">
            <text:p>2820.96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3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82:.C91])" office:value-type="float" office:value="-12128.08" calcext:value-type="float">
            <text:p>-12128.08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78];[.C92])" office:value-type="float" office:value="-7335.31" calcext:value-type="float">
            <text:p>-7335.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6:15:16.693883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2T16:16:18.608365418</dc:date>
    <meta:editing-duration>P6DT14H30M44S</meta:editing-duration>
    <meta:editing-cycles>717</meta:editing-cycles>
    <meta:generator>LibreOffice/25.8.1.1$Linux_X86_64 LibreOffice_project/580$Build-1</meta:generator>
    <meta:document-statistic meta:table-count="11" meta:cell-count="2631" meta:object-count="0"/>
  </office:meta>
</office:document-meta>
</file>